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tils.createString( String folder , String component , String name ,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tils.createString( String folder , String component , String name , String postfix ,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Utils.Resourc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Utils.addPostfixToFilename( String filename , String post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